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DisconnectInstrument</text:h>
                    <text:list>
                        <text:list-item>
                            <text:h text:style-name="Heading_20_2" text:outline-level="2">Description</text:h>
                        </text:list-item>
                    </text:list>
                </text:list-item>
            </text:list>

            <text:p text:style-name="Standard"/>

            <text:p text:style-name="Standard"><text:span>Initiates asynchronous disconnection from the instrument, i.e. the Action will not wait for us to disconnect from the instrument before exiting to </text:span><text:span text:style-name="backtick">seqout</text:span><text:span>, but exits immediately. We can check whether we are disconnected or not with </text:span><text:span text:style-name="backtick">instrument_variable.isConnected</text:span><text:span>. For example we can monitor this expression within the </text:span><text:span text:style-name="T1">Watch</text:span><text:span> Action in order to catch the moment when disconnection from the instrument occurr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ext:span>Instrument object to disconnect from.</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